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fo:margin-top="0cm" fo:margin-bottom="0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5.934cm"/>
    </style:style>
    <style:style style:name="Table1.F" style:family="table-column">
      <style:table-column-properties style:column-width="3.09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0.143cm"/>
    </style:style>
    <style:style style:name="Table2" style:family="table">
      <style:table-properties style:width="15.921cm" fo:margin-top="0cm" fo:margin-bottom="0cm" table:align="margins" style:may-break-between-rows="false"/>
    </style:style>
    <style:style style:name="Table2.A" style:family="table-column">
      <style:table-column-properties style:column-width="7.959cm" style:rel-column-width="32760*"/>
    </style:style>
    <style:style style:name="Table2.B" style:family="table-column">
      <style:table-column-properties style:column-width="7.962cm" style:rel-column-width="32775*"/>
    </style:style>
    <style:style style:name="Table2.1" style:family="table-row">
      <style:table-row-properties style:min-row-height="0.617cm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5.921cm" fo:margin-top="0cm" fo:margin-bottom="0cm" table:align="margins"/>
    </style:style>
    <style:style style:name="Table5.A" style:family="table-column">
      <style:table-column-properties style:column-width="15.921cm" style:rel-column-width="65535*"/>
    </style:style>
    <style:style style:name="Table5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6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9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7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Pidsus-38</text:p>
          </table:table-cell>
        </table:table-row>
        <table:table-row>
          <table:table-cell table:style-name="Table1.A1" table:number-columns-spanned="6" office:value-type="string">
            <text:p text:style-name="P4"/>
            <text:p text:style-name="P5">BERITA ACARA</text:p>
            <text:p text:style-name="P5">PELAKSANAAN PUTUSAN PENGADILAN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<text:s text:c="5"/>Pada hari ini, {nama_hari}, {tgl_surat_terbilang}, saya{isi1}: 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2" office:value-type="string">
            <text:p text:style-name="P12">{nama}</text:p>
          </table:table-cell>
          <table:covered-table-cell/>
        </table:table-row>
        <table:table-row table:style-name="Table1.5"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Pangkat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pangkat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ip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Berdasarkan Surat Perintah Kepala {isi2} Nomor: {isi3} tanggal {isi4} telah melaksanakan Putusan {isi5} {isi6} Nomor: {isi7} tanggal {isi8} dengan amar putusan {isi9} dalam perkara atas nama {nama_tersangka}{isi10}.</text:p>
            <text:p text:style-name="P2"/>
            <text:p text:style-name="P2">Dengan cara memasukkan ke Lembaga Pemasyarakatan {isi11} untuk menjalani penjara selama {isi12} dan hukuman tambahan pidana penjara selama {isi13} dengan catata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a.</text:p>
          </table:table-cell>
          <table:table-cell table:style-name="Table1.A1" table:number-columns-spanned="5" office:value-type="string">
            <text:p text:style-name="P1">Hukuman tambahan pidana penjara dilaksanakan apabila kewajiban membayar uang pengganti tidak dilaksanaka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b.</text:p>
          </table:table-cell>
          <table:table-cell table:style-name="Table1.A1" table:number-columns-spanned="5" office:value-type="string">
            <text:p text:style-name="P1">Hukuman tambahan pidana penjara tidak dilaksanakan apabila kewajiban membayar uang pengganti dilaksanaka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Demikian Berita Acara Pelaksanan Putusan {isi5} {isi6} ini dibuat dengan sebenarnya atas kekuatan sumpah jabatan, ditutup dan ditandatangani pada hari dan tanggal tersebut dalam Berita Acara ini.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Kepala Lembaga Pemasyarakatan</text:p>
          </table:table-cell>
          <table:table-cell table:style-name="Table2.A1" office:value-type="string">
            <text:p text:style-name="P18">Jaksa Penuntut Umum,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2.A1" office:value-type="string">
            <text:p text:style-name="P3">{isi14}</text:p>
          </table:table-cell>
          <table:table-cell table:style-name="Table2.A1" office:value-type="string">
            <text:p text:style-name="P17">{nama}</text:p>
            <text:p text:style-name="P6">{pangkat}/ NIP. {nip}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<text:span text:style-name="T2">Terpidana</text:span><text:span text:style-name="T1">,</text:span></text:p>
          </table:table-cell>
        </table:table-row>
        <table:table-row>
          <table:table-cell table:style-name="Table5.A1" office:value-type="string">
            <text:p text:style-name="P15"/>
            <text:p text:style-name="P16"/>
            <text:p text:style-name="P16"/>
          </table:table-cell>
        </table:table-row>
        <table:table-row>
          <table:table-cell table:style-name="Table5.A1" office:value-type="string">
            <text:p text:style-name="P6">{nama_tersangka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8:50:29.30</dc:date>
    <meta:editing-cycles>72</meta:editing-cycles>
    <meta:editing-duration>P1DT1H32S</meta:editing-duration>
    <meta:document-statistic meta:table-count="3" meta:image-count="0" meta:object-count="0" meta:page-count="1" meta:paragraph-count="29" meta:word-count="139" meta:character-count="1085"/>
    <meta:template xlink:type="simple" xlink:actuate="onRequest" xlink:title="" xlink:href="../pidsus14report.odt/Normal.dotm"/>
  </office:meta>
</office:document-meta>
</file>